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0000ff" fo:font-weight="bold"/>
    </style:style>
    <style:style style:name="T2" style:family="text">
      <style:text-properties fo:color="#ff0000"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Newsmax) – Benjamin Netanyahu’s sweeping victory in Israel was a referendum by the Jewish state against President Barack Obama’s push for a nuclear-limits deal with Iran, Rep. Lee Zeldin tells Newsmax TV.</text:p>
      <text:p text:style-name="Text_20_body">“The Israeli people have spoken. There’s a clear winner,” Zeldin, a New York Republican, said Wednesday on “The Steve Malzberg Show” on Newsmax TV.</text:p>
      <text:p text:style-name="Text_20_body">“There was a huge turnout, and they spoke loudly and clearly. They wanted to give the prime minister another opportunity to continue serving.</text:p>
      <text:p text:style-name="Text_20_body">“Obviously, the U.S. negotiations for a nuclear deal with Iran is on the top of a lot of people’s minds, not just here in the United States, but especially in Israel.”</text:p>
      <text:p text:style-name="Text_20_body">Zeldin, a former federal prosecutor who is the only Jewish GOP congressman, said Netanyahu’s win for a fourth term as prime minister came despite the efforts of his opponent, Zionist Union leader Isaac Herzog, the Obama administration, and others to oust him.</text:p>
      <text:p text:style-name="Text_20_body">In January, a team of Obama’s political operatives arrived in Israel to campaign for Netanyahu’s defeat — days after the White House complained about his plan to address Congress over Iran’s nuclear program. They included strategist Jeremy Bird, field director for Obama’s key 2008 South Carolina Democratic primary, when he beat Hillary Clinton.</text:p>
      <text:p text:style-name="Text_20_body">“It is very obvious the president is looking to cut a deal with Iran just to cut a deal. Iran knows they have all sorts of added leverage because the president would look at cutting a bad deal possibly as even being better than no deal at all,” Zeldin said.</text:p>
      <text:p text:style-name="Text_20_body">“While this whole thing is going on, Iran, a state sponsor of terrorism, is blowing up mock U.S. warships. They overthrew the government in Yemen. They’re a state sponsor of terrorism.</text:p>
      <text:p text:style-name="Text_20_body">“Whether you’re in the U.S. or Israel — especially if you’re in the Middle East, where the president may be triggering a nuclear arms race — there’s no doubt that people are seeing through these negotiations and what the consequences are.”</text:p>
      <text:p text:style-name="Text_20_body">Zeldin and Sen. Ted Cruz of Texas wrote a letter to the secretary of state about a nonprofit group, OneVoice Movement, which they said was receiving illicit funds that went to Israel to work against Netanyahu. After that letter, the group abruptly filed for a new IRS status.</text:p>
      <text:p text:style-name="Text_20_body">“The secretary sent us back a partial response to some of our questions. The response has led to some additional questions,” Zeldin said.</text:p>
      <text:p text:style-name="Text_20_body">“The deeper that you dig into what is going on with [nonprofits] … connected to the Obama team, the more that you’ll fin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2T18:15:30.792000000</meta:creation-date>
    <dc:date>2015-04-12T18:15:47.836000000</dc:date>
    <meta:editing-duration>PT17S</meta:editing-duration>
    <meta:editing-cycles>1</meta:editing-cycles>
    <meta:document-statistic meta:table-count="0" meta:image-count="0" meta:object-count="0" meta:page-count="1" meta:paragraph-count="12" meta:word-count="417" meta:character-count="2479" meta:non-whitespace-character-count="2070"/>
    <meta:generator>LibreOffice/4.3.6.2$Windows_x86 LibreOffice_project/d50a87b2e514536ed401c18000dad4660b6a169e</meta:generator>
  </office:meta>
</office:document-meta>
</file>